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2" style:family="table-cell" style:parent-style-name="Default" style:data-style-name="N100"/>
    <style:style style:name="ce10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fo:background-color="transparent"/>
    </style:style>
    <style:style style:name="ce1" style:family="table-cell" style:parent-style-name="Default" style:data-style-name="N100">
      <style:table-cell-properties fo:background-color="#fff200"/>
    </style:style>
    <style:style style:name="ce12" style:family="table-cell" style:parent-style-name="Default">
      <style:text-properties fo:color="#ce181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41">
      <style:table-cell-properties fo:background-color="transparent"/>
    </style:style>
    <style:style style:name="ce4" style:family="table-cell" style:parent-style-name="Default" style:data-style-name="N41"/>
    <style:style style:name="ce25" style:family="table-cell" style:parent-style-name="Default" style:data-style-name="N0"/>
    <style:style style:name="ce26" style:family="table-cell" style:parent-style-name="Default" style:data-style-name="N52">
      <style:table-cell-properties fo:background-color="transparent"/>
    </style:style>
    <style:style style:name="ce2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1" table:default-cell-style-name="Default"/>
        <table:table-column table:style-name="co6" table:number-columns-repeated="2" table:default-cell-style-name="ce4"/>
        <table:table-column table:style-name="co4" table:default-cell-style-name="Default"/>
        <table:table-column table:style-name="co7" table:default-cell-style-name="ce11"/>
        <table:table-column table:style-name="co1" table:default-cell-style-name="ce6"/>
        <table:table-column table:style-name="co4" table:number-columns-repeated="2" table:default-cell-style-name="Default"/>
        <table:table-column table:style-name="co4" table:default-cell-style-name="ce11"/>
        <table:table-column table:style-name="co1" table:default-cell-style-name="ce6"/>
        <table:table-column table:style-name="co4" table:number-columns-repeated="3" table:default-cell-style-name="Default"/>
        <table:table-column table:style-name="co4" table:default-cell-style-name="ce11"/>
        <table:table-column table:style-name="co1" table:default-cell-style-name="ce6"/>
        <table:table-column table:style-name="co4" table:default-cell-style-name="Default"/>
        <table:table-row table:style-name="ro1">
          <table:table-cell table:style-name="ce5" office:value-type="date" office:date-value="2019-10-07T08:00:00" calcext:value-type="date">
            <text:p>2019-10-07 08:00:00</text:p>
          </table:table-cell>
          <table:table-cell table:style-name="ce5" office:value-type="date" office:date-value="2019-10-07T11:30:00" calcext:value-type="date">
            <text:p>2019-10-07 11:30:00</text:p>
          </table:table-cell>
          <table:table-cell table:style-name="ce5" office:value-type="date" office:date-value="2019-10-07T12:30:00" calcext:value-type="date">
            <text:p>2019-10-07 12:30:00</text:p>
          </table:table-cell>
          <table:table-cell table:style-name="ce5" office:value-type="date" office:date-value="2019-10-07T18:00:00" calcext:value-type="date">
            <text:p>2019-10-07 18:00:00</text:p>
          </table:table-cell>
          <table:table-cell office:value-type="string" calcext:value-type="string">
            <text:p>casa</text:p>
          </table:table-cell>
          <table:table-cell/>
          <table:table-cell table:style-name="ce13" table:number-columns-repeated="2"/>
          <table:table-cell table:style-name="ce17" table:number-columns-repeated="2"/>
          <table:table-cell/>
          <table:table-cell office:value-type="string" calcext:value-type="string">
            <text:p>incr dia</text:p>
          </table:table-cell>
          <table:table-cell table:style-name="ce26" office:value-type="string" calcext:value-type="string">
            <text:p>data</text:p>
          </table:table-cell>
          <table:table-cell/>
          <table:table-cell office:value-type="string" calcext:value-type="string">
            <text:p>dayc</text:p>
          </table:table-cell>
          <table:table-cell table:style-name="Default" table:number-columns-repeated="2"/>
          <table:table-cell/>
          <table:table-cell office:value-type="string" calcext:value-type="string">
            <text:p>nwd</text:p>
          </table:table-cell>
          <table:table-cell office:value-type="string" calcext:value-type="string">
            <text:p>count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COM.MICROSOFT.NORM.INV( RAND();[.$A$1];[.$D$23])" office:value-type="date" office:date-value="2019-10-07T08:00:27.791207" calcext:value-type="date">
            <text:p>2019-10-07 08:00:28</text:p>
          </table:table-cell>
          <table:table-cell table:formula="of:=COM.MICROSOFT.NORM.INV( RAND();[.$B$1];[.$D$23])" office:value-type="date" office:date-value="2019-10-07T11:35:53.458863" calcext:value-type="date">
            <text:p>2019-10-07 11:35:53</text:p>
          </table:table-cell>
          <table:table-cell table:formula="of:=COM.MICROSOFT.NORM.INV( RAND();[.$C$1];[.$D$23])" office:value-type="date" office:date-value="2019-10-07T12:32:47.888685" calcext:value-type="date">
            <text:p>2019-10-07 12:32:48</text:p>
          </table:table-cell>
          <table:table-cell table:formula="of:=COM.MICROSOFT.NORM.INV( RAND();[.$D$1];[.$D$23])" office:value-type="date" office:date-value="2019-10-07T17:52:48.443399" calcext:value-type="date">
            <text:p>2019-10-07 17:52: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>
            <text:p>0110-00-01 00:01:01</text:p>
          </table:table-cell>
          <table:table-cell office:value-type="string" calcext:value-type="string">
            <text:p>add mod 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5" office:value-type="date" office:date-value="2019-10-07T18:00:00" calcext:value-type="date">
            <text:p>2019-10-07 18:00: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date" office:date-value="2019-10-07T18:00:00" calcext:value-type="date">
            <text:p>2019-10-07 18:00: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date" office:date-value="2019-10-07T18:00:00" calcext:value-type="date">
            <text:p>2019-10-07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7:54:29.541421" calcext:value-type="date">
            <text:p>2019-10-07 07:54:30</text:p>
          </table:table-cell>
          <table:table-cell table:formula="of:=COM.MICROSOFT.NORM.INV( RAND();[.$B$1];[.$D$23])" office:value-type="date" office:date-value="2019-10-07T11:10:21.17891" calcext:value-type="date">
            <text:p>2019-10-07 11:10:21</text:p>
          </table:table-cell>
          <table:table-cell table:formula="of:=COM.MICROSOFT.NORM.INV( RAND();[.$C$1];[.$D$23])" office:value-type="date" office:date-value="2019-10-07T12:23:10.135739" calcext:value-type="date">
            <text:p>2019-10-07 12:23:10</text:p>
          </table:table-cell>
          <table:table-cell table:formula="of:=COM.MICROSOFT.NORM.INV( RAND();[.$D$1];[.$D$23])" office:value-type="date" office:date-value="2019-10-07T17:40:25.845971" calcext:value-type="date">
            <text:p>2019-10-07 17:40:26</text:p>
          </table:table-cell>
          <table:table-cell office:value-type="string" calcext:value-type="string">
            <text:p>..</text:p>
          </table:table-cell>
          <table:table-cell table:number-columns-repeated="2"/>
          <table:table-cell table:style-name="ce6" table:formula="of:=SUM([.D1];[.H2])" office:value-type="date" office:date-value="2019-10-07T18:00:00" calcext:value-type="date">
            <text:p>2019-10-07 18:00:00</text:p>
          </table:table-cell>
          <table:table-cell table:number-columns-repeated="2"/>
          <table:table-cell office:value-type="string" calcext:value-type="string">
            <text:p>qdade por dia</text:p>
          </table:table-cell>
          <table:table-cell table:formula="of:=IF(WEEKDAY([.M2]; 2) &lt; 6;[.L2]+1/[.$K$4];[.L2]+2+ 1/[.$K$4])" office:value-type="float" office:value="0.5" calcext:value-type="float">
            <text:p>0,5</text:p>
          </table:table-cell>
          <table:table-cell table:formula="of:=SUM([.$M$2];FLOOR([.L3]))" office:value-type="date" office:date-value="2019-10-07T18:00:00" calcext:value-type="date">
            <text:p>2019-10-07 18:00:00</text:p>
          </table:table-cell>
          <table:table-cell/>
          <table:table-cell table:formula="of:=MOD([.O2]+1/[.$K$4];5)" office:value-type="float" office:value="0.5" calcext:value-type="float">
            <text:p>0,5</text:p>
          </table:table-cell>
          <table:table-cell table:formula="of:=IF([.O3]=0;[.P2]+2+1/[.$K$4];[.P2]+1/[.$K$4])" office:value-type="float" office:value="0.5" calcext:value-type="float">
            <text:p>0,5</text:p>
          </table:table-cell>
          <table:table-cell table:formula="of:=SUM([.$M$2];FLOOR([.P3]))" office:value-type="date" office:date-value="2019-10-07T18:00:00" calcext:value-type="date">
            <text:p>2019-10-07 18:00:00</text:p>
          </table:table-cell>
          <table:table-cell/>
          <table:table-cell table:formula="of:=NETWORKDAYS([.$V$2];[.V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U2]+ 1/[.$K$4]" office:value-type="float" office:value="0.5" calcext:value-type="float">
            <text:p>0,5</text:p>
          </table:table-cell>
          <table:table-cell table:formula="of:=SUM([.$M$2];FLOOR([.U3]))" office:value-type="date" office:date-value="2019-10-07T18:00:00" calcext:value-type="date">
            <text:p>2019-10-07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7:58:28.399058" calcext:value-type="date">
            <text:p>2019-10-07 07:58:28</text:p>
          </table:table-cell>
          <table:table-cell table:formula="of:=COM.MICROSOFT.NORM.INV( RAND();[.$B$1];[.$D$23])" office:value-type="date" office:date-value="2019-10-07T11:16:27.745959" calcext:value-type="date">
            <text:p>2019-10-07 11:16:28</text:p>
          </table:table-cell>
          <table:table-cell table:formula="of:=COM.MICROSOFT.NORM.INV( RAND();[.$C$1];[.$D$23])" office:value-type="date" office:date-value="2019-10-07T12:37:34.074507" calcext:value-type="date">
            <text:p>2019-10-07 12:37:34</text:p>
          </table:table-cell>
          <table:table-cell table:formula="of:=COM.MICROSOFT.NORM.INV( RAND();[.$D$1];[.$D$23])" office:value-type="date" office:date-value="2019-10-07T18:42:23.795276" calcext:value-type="date">
            <text:p>2019-10-07 18:42:24</text:p>
          </table:table-cell>
          <table:table-cell table:number-columns-repeated="3"/>
          <table:table-cell table:style-name="ce6" office:value-type="string" calcext:value-type="string">
            <text:p>=D1+date(0;0;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WEEKDAY([.M3]; 2) &lt; 6;[.L3]+1/[.$K$4];[.L3]+2+ 1/[.$K$4])" office:value-type="float" office:value="1" calcext:value-type="float">
            <text:p>1</text:p>
          </table:table-cell>
          <table:table-cell table:formula="of:=SUM([.$M$2];FLOOR([.L4]))" office:value-type="date" office:date-value="2019-10-08T18:00:00" calcext:value-type="date">
            <text:p>2019-10-08 18:00:00</text:p>
          </table:table-cell>
          <table:table-cell/>
          <table:table-cell table:formula="of:=MOD([.O3]+1/[.$K$4];5)" office:value-type="float" office:value="1" calcext:value-type="float">
            <text:p>1</text:p>
          </table:table-cell>
          <table:table-cell table:formula="of:=IF([.O4]=0;[.P3]+2+1/[.$K$4];[.P3]+1/[.$K$4])" office:value-type="float" office:value="1" calcext:value-type="float">
            <text:p>1</text:p>
          </table:table-cell>
          <table:table-cell table:formula="of:=SUM([.$M$2];FLOOR([.P4]))" office:value-type="date" office:date-value="2019-10-08T18:00:00" calcext:value-type="date">
            <text:p>2019-10-08 18:00:00</text:p>
          </table:table-cell>
          <table:table-cell/>
          <table:table-cell table:formula="of:=NETWORKDAYS([.$V$2];[.V4])" office:value-type="float" office:value="2" calcext:value-type="float">
            <text:p>2</text:p>
          </table:table-cell>
          <table:table-cell table:formula="of:=IF([.S4]=[.S3];[.T3]+1;[.T3]+3)" office:value-type="float" office:value="3" calcext:value-type="float">
            <text:p>3</text:p>
          </table:table-cell>
          <table:table-cell table:formula="of:=[.U3]+ 1/[.$K$4]" office:value-type="float" office:value="1" calcext:value-type="float">
            <text:p>1</text:p>
          </table:table-cell>
          <table:table-cell table:formula="of:=SUM([.$M$2];FLOOR([.U4]))" office:value-type="date" office:date-value="2019-10-08T18:00:00" calcext:value-type="date">
            <text:p>2019-10-08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7:38:08.189688" calcext:value-type="date">
            <text:p>2019-10-07 07:38:08</text:p>
          </table:table-cell>
          <table:table-cell table:formula="of:=COM.MICROSOFT.NORM.INV( RAND();[.$B$1];[.$D$23])" office:value-type="date" office:date-value="2019-10-07T11:22:16.116293" calcext:value-type="date">
            <text:p>2019-10-07 11:22:16</text:p>
          </table:table-cell>
          <table:table-cell table:formula="of:=COM.MICROSOFT.NORM.INV( RAND();[.$C$1];[.$D$23])" office:value-type="date" office:date-value="2019-10-07T12:43:50.359618" calcext:value-type="date">
            <text:p>2019-10-07 12:43:50</text:p>
          </table:table-cell>
          <table:table-cell table:formula="of:=COM.MICROSOFT.NORM.INV( RAND();[.$D$1];[.$D$23])" office:value-type="date" office:date-value="2019-10-07T18:12:59.941734" calcext:value-type="date">
            <text:p>2019-10-07 18:13:0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next day</text:p>
          </table:table-cell>
          <table:table-cell table:style-name="ce5" table:formula="of:=SUM([.D1];FLOOR([.F13]))" office:value-type="date" office:date-value="2019-10-08T18:00:00" calcext:value-type="date">
            <text:p>2019-10-08 18:00:00</text:p>
          </table:table-cell>
          <table:table-cell table:number-columns-repeated="3"/>
          <table:table-cell table:formula="of:=IF(WEEKDAY([.M4]; 2) &lt; 6;[.L4]+1/[.$K$4];[.L4]+2+ 1/[.$K$4])" office:value-type="float" office:value="1.5" calcext:value-type="float">
            <text:p>1,5</text:p>
          </table:table-cell>
          <table:table-cell table:formula="of:=SUM([.$M$2];FLOOR([.L5]))" office:value-type="date" office:date-value="2019-10-08T18:00:00" calcext:value-type="date">
            <text:p>2019-10-08 18:00:00</text:p>
          </table:table-cell>
          <table:table-cell/>
          <table:table-cell table:formula="of:=MOD([.O4]+1/[.$K$4];5)" office:value-type="float" office:value="1.5" calcext:value-type="float">
            <text:p>1,5</text:p>
          </table:table-cell>
          <table:table-cell table:formula="of:=IF([.O5]=0;[.P4]+2+1/[.$K$4];[.P4]+1/[.$K$4])" office:value-type="float" office:value="1.5" calcext:value-type="float">
            <text:p>1,5</text:p>
          </table:table-cell>
          <table:table-cell table:formula="of:=SUM([.$M$2];FLOOR([.P5]))" office:value-type="date" office:date-value="2019-10-08T18:00:00" calcext:value-type="date">
            <text:p>2019-10-08 18:00:00</text:p>
          </table:table-cell>
          <table:table-cell/>
          <table:table-cell table:formula="of:=NETWORKDAYS([.$V$2];[.V5])" office:value-type="float" office:value="2" calcext:value-type="float">
            <text:p>2</text:p>
          </table:table-cell>
          <table:table-cell table:formula="of:=IF([.S5]=[.S4];[.T4]+1;[.T4]+3)" office:value-type="float" office:value="4" calcext:value-type="float">
            <text:p>4</text:p>
          </table:table-cell>
          <table:table-cell table:formula="of:=[.U4]+ 1/[.$K$4]" office:value-type="float" office:value="1.5" calcext:value-type="float">
            <text:p>1,5</text:p>
          </table:table-cell>
          <table:table-cell table:formula="of:=SUM([.$M$2];FLOOR([.U5]))" office:value-type="date" office:date-value="2019-10-08T18:00:00" calcext:value-type="date">
            <text:p>2019-10-08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8:27:23.453186" calcext:value-type="date">
            <text:p>2019-10-07 08:27:23</text:p>
          </table:table-cell>
          <table:table-cell table:formula="of:=COM.MICROSOFT.NORM.INV( RAND();[.$B$1];[.$D$23])" office:value-type="date" office:date-value="2019-10-07T11:45:12.839262" calcext:value-type="date">
            <text:p>2019-10-07 11:45:13</text:p>
          </table:table-cell>
          <table:table-cell table:formula="of:=COM.MICROSOFT.NORM.INV( RAND();[.$C$1];[.$D$23])" office:value-type="date" office:date-value="2019-10-07T12:38:29.919331" calcext:value-type="date">
            <text:p>2019-10-07 12:38:30</text:p>
          </table:table-cell>
          <table:table-cell table:formula="of:=COM.MICROSOFT.NORM.INV( RAND();[.$D$1];[.$D$23])" office:value-type="date" office:date-value="2019-10-07T18:15:06.458556" calcext:value-type="date">
            <text:p>2019-10-07 18:15:06</text:p>
          </table:table-cell>
          <table:table-cell table:number-columns-repeated="3"/>
          <table:table-cell table:style-name="ce6"/>
          <table:table-cell table:number-columns-repeated="3"/>
          <table:table-cell table:formula="of:=IF(WEEKDAY([.M5]; 2) &lt; 6;[.L5]+1/[.$K$4];[.L5]+2+ 1/[.$K$4])" office:value-type="float" office:value="2" calcext:value-type="float">
            <text:p>2</text:p>
          </table:table-cell>
          <table:table-cell table:formula="of:=SUM([.$M$2];FLOOR([.L6]))" office:value-type="date" office:date-value="2019-10-09T18:00:00" calcext:value-type="date">
            <text:p>2019-10-09 18:00:00</text:p>
          </table:table-cell>
          <table:table-cell/>
          <table:table-cell table:formula="of:=MOD([.O5]+1/[.$K$4];5)" office:value-type="float" office:value="2" calcext:value-type="float">
            <text:p>2</text:p>
          </table:table-cell>
          <table:table-cell table:formula="of:=IF([.O6]=0;[.P5]+2+1/[.$K$4];[.P5]+1/[.$K$4])" office:value-type="float" office:value="2" calcext:value-type="float">
            <text:p>2</text:p>
          </table:table-cell>
          <table:table-cell table:formula="of:=SUM([.$M$2];FLOOR([.P6]))" office:value-type="date" office:date-value="2019-10-09T18:00:00" calcext:value-type="date">
            <text:p>2019-10-09 18:00:00</text:p>
          </table:table-cell>
          <table:table-cell/>
          <table:table-cell table:formula="of:=NETWORKDAYS([.$V$2];[.V6])" office:value-type="float" office:value="3" calcext:value-type="float">
            <text:p>3</text:p>
          </table:table-cell>
          <table:table-cell table:formula="of:=IF([.S6]=[.S5];[.T5]+1;[.T5]+3)" office:value-type="float" office:value="7" calcext:value-type="float">
            <text:p>7</text:p>
          </table:table-cell>
          <table:table-cell table:formula="of:=[.U5]+ 1/[.$K$4]" office:value-type="float" office:value="2" calcext:value-type="float">
            <text:p>2</text:p>
          </table:table-cell>
          <table:table-cell table:formula="of:=SUM([.$M$2];FLOOR([.U6]))" office:value-type="date" office:date-value="2019-10-09T18:00:00" calcext:value-type="date">
            <text:p>2019-10-09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8:08:51.960623" calcext:value-type="date">
            <text:p>2019-10-07 08:08:52</text:p>
          </table:table-cell>
          <table:table-cell table:formula="of:=COM.MICROSOFT.NORM.INV( RAND();[.$B$1];[.$D$23])" office:value-type="date" office:date-value="2019-10-07T11:31:23.054147" calcext:value-type="date">
            <text:p>2019-10-07 11:31:23</text:p>
          </table:table-cell>
          <table:table-cell table:formula="of:=COM.MICROSOFT.NORM.INV( RAND();[.$C$1];[.$D$23])" office:value-type="date" office:date-value="2019-10-07T11:56:58.646831" calcext:value-type="date">
            <text:p>2019-10-07 11:56:59</text:p>
          </table:table-cell>
          <table:table-cell table:formula="of:=COM.MICROSOFT.NORM.INV( RAND();[.$D$1];[.$D$23])" office:value-type="date" office:date-value="2019-10-07T17:52:34.803827" calcext:value-type="date">
            <text:p>2019-10-07 17:52:35</text:p>
          </table:table-cell>
          <table:table-cell/>
          <table:table-cell table:style-name="ce11"/>
          <table:table-cell/>
          <table:table-cell table:style-name="ce6" office:value-type="string" calcext:value-type="string">
            <text:p>=D1-1</text:p>
          </table:table-cell>
          <table:table-cell table:number-columns-repeated="3"/>
          <table:table-cell table:formula="of:=IF(WEEKDAY([.M6]; 2) &lt; 6;[.L6]+1/[.$K$4];[.L6]+2+ 1/[.$K$4])" office:value-type="float" office:value="2.5" calcext:value-type="float">
            <text:p>2,5</text:p>
          </table:table-cell>
          <table:table-cell table:formula="of:=SUM([.$M$2];FLOOR([.L7]))" office:value-type="date" office:date-value="2019-10-09T18:00:00" calcext:value-type="date">
            <text:p>2019-10-09 18:00:00</text:p>
          </table:table-cell>
          <table:table-cell/>
          <table:table-cell table:formula="of:=MOD([.O6]+1/[.$K$4];5)" office:value-type="float" office:value="2.5" calcext:value-type="float">
            <text:p>2,5</text:p>
          </table:table-cell>
          <table:table-cell table:formula="of:=IF([.O7]=0;[.P6]+2+1/[.$K$4];[.P6]+1/[.$K$4])" office:value-type="float" office:value="2.5" calcext:value-type="float">
            <text:p>2,5</text:p>
          </table:table-cell>
          <table:table-cell table:formula="of:=SUM([.$M$2];FLOOR([.P7]))" office:value-type="date" office:date-value="2019-10-09T18:00:00" calcext:value-type="date">
            <text:p>2019-10-09 18:00:00</text:p>
          </table:table-cell>
          <table:table-cell/>
          <table:table-cell table:formula="of:=NETWORKDAYS([.$V$2];[.V7])" office:value-type="float" office:value="3" calcext:value-type="float">
            <text:p>3</text:p>
          </table:table-cell>
          <table:table-cell table:formula="of:=IF([.S7]=[.S6];[.T6]+1;[.T6]+3)" office:value-type="float" office:value="8" calcext:value-type="float">
            <text:p>8</text:p>
          </table:table-cell>
          <table:table-cell table:formula="of:=[.U6]+ 1/[.$K$4]" office:value-type="float" office:value="2.5" calcext:value-type="float">
            <text:p>2,5</text:p>
          </table:table-cell>
          <table:table-cell table:formula="of:=SUM([.$M$2];FLOOR([.U7]))" office:value-type="date" office:date-value="2019-10-09T18:00:00" calcext:value-type="date">
            <text:p>2019-10-09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7:39:04.555651" calcext:value-type="date">
            <text:p>2019-10-07 07:39:05</text:p>
          </table:table-cell>
          <table:table-cell table:formula="of:=COM.MICROSOFT.NORM.INV( RAND();[.$B$1];[.$D$23])" office:value-type="date" office:date-value="2019-10-07T11:27:53.306005" calcext:value-type="date">
            <text:p>2019-10-07 11:27:53</text:p>
          </table:table-cell>
          <table:table-cell table:formula="of:=COM.MICROSOFT.NORM.INV( RAND();[.$C$1];[.$D$23])" office:value-type="date" office:date-value="2019-10-07T12:36:32.031943" calcext:value-type="date">
            <text:p>2019-10-07 12:36:32</text:p>
          </table:table-cell>
          <table:table-cell table:formula="of:=COM.MICROSOFT.NORM.INV( RAND();[.$D$1];[.$D$23])" office:value-type="date" office:date-value="2019-10-07T17:30:58.820537" calcext:value-type="date">
            <text:p>2019-10-07 17:30:59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ncr dia (round)</text:p>
          </table:table-cell>
          <table:table-cell/>
          <table:table-cell table:style-name="ce2" office:value-type="string" calcext:value-type="string">
            <text:p>0000-00-00 00:00:00</text:p>
          </table:table-cell>
          <table:table-cell table:number-columns-repeated="3"/>
          <table:table-cell table:formula="of:=IF(WEEKDAY([.M7]; 2) &lt; 6;[.L7]+1/[.$K$4];[.L7]+2+ 1/[.$K$4])" office:value-type="float" office:value="3" calcext:value-type="float">
            <text:p>3</text:p>
          </table:table-cell>
          <table:table-cell table:formula="of:=SUM([.$M$2];FLOOR([.L8]))" office:value-type="date" office:date-value="2019-10-10T18:00:00" calcext:value-type="date">
            <text:p>2019-10-10 18:00:00</text:p>
          </table:table-cell>
          <table:table-cell/>
          <table:table-cell table:formula="of:=MOD([.O7]+1/[.$K$4];5)" office:value-type="float" office:value="3" calcext:value-type="float">
            <text:p>3</text:p>
          </table:table-cell>
          <table:table-cell table:formula="of:=IF([.O8]=0;[.P7]+2+1/[.$K$4];[.P7]+1/[.$K$4])" office:value-type="float" office:value="3" calcext:value-type="float">
            <text:p>3</text:p>
          </table:table-cell>
          <table:table-cell table:formula="of:=SUM([.$M$2];FLOOR([.P8]))" office:value-type="date" office:date-value="2019-10-10T18:00:00" calcext:value-type="date">
            <text:p>2019-10-10 18:00:00</text:p>
          </table:table-cell>
          <table:table-cell/>
          <table:table-cell table:formula="of:=NETWORKDAYS([.$V$2];[.V8])" office:value-type="float" office:value="4" calcext:value-type="float">
            <text:p>4</text:p>
          </table:table-cell>
          <table:table-cell table:formula="of:=IF([.S8]=[.S7];[.T7]+1;[.T7]+3)" office:value-type="float" office:value="11" calcext:value-type="float">
            <text:p>11</text:p>
          </table:table-cell>
          <table:table-cell table:formula="of:=[.U7]+ 1/[.$K$4]" office:value-type="float" office:value="3" calcext:value-type="float">
            <text:p>3</text:p>
          </table:table-cell>
          <table:table-cell table:formula="of:=SUM([.$M$2];FLOOR([.U8]))" office:value-type="date" office:date-value="2019-10-10T18:00:00" calcext:value-type="date">
            <text:p>2019-10-10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7:43:09.171904" calcext:value-type="date">
            <text:p>2019-10-07 07:43:09</text:p>
          </table:table-cell>
          <table:table-cell table:formula="of:=COM.MICROSOFT.NORM.INV( RAND();[.$B$1];[.$D$23])" office:value-type="date" office:date-value="2019-10-07T11:27:20.541052" calcext:value-type="date">
            <text:p>2019-10-07 11:27:21</text:p>
          </table:table-cell>
          <table:table-cell table:formula="of:=COM.MICROSOFT.NORM.INV( RAND();[.$C$1];[.$D$23])" office:value-type="date" office:date-value="2019-10-07T12:36:38.303794" calcext:value-type="date">
            <text:p>2019-10-07 12:36:38</text:p>
          </table:table-cell>
          <table:table-cell table:formula="of:=COM.MICROSOFT.NORM.INV( RAND();[.$D$1];[.$D$23])" office:value-type="date" office:date-value="2019-10-07T18:20:05.795233" calcext:value-type="date">
            <text:p>2019-10-07 18:20:06</text:p>
          </table:table-cell>
          <table:table-cell table:style-name="ce10" table:formula="of:=MOD([.E8]; 3)+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6" table:formula="of:=COM.MICROSOFT.NORM.INV( RAND();[.H12];[.$D$23])" office:value-type="date" office:date-value="2019-10-09T17:49:55.892511" calcext:value-type="date">
            <text:p>2019-10-09 17:49:56</text:p>
          </table:table-cell>
          <table:table-cell table:number-columns-repeated="3"/>
          <table:table-cell table:formula="of:=IF(WEEKDAY([.M8]; 2) &lt; 6;[.L8]+1/[.$K$4];[.L8]+2+ 1/[.$K$4])" office:value-type="float" office:value="3.5" calcext:value-type="float">
            <text:p>3,5</text:p>
          </table:table-cell>
          <table:table-cell table:formula="of:=SUM([.$M$2];FLOOR([.L9]))" office:value-type="date" office:date-value="2019-10-10T18:00:00" calcext:value-type="date">
            <text:p>2019-10-10 18:00:00</text:p>
          </table:table-cell>
          <table:table-cell/>
          <table:table-cell table:formula="of:=MOD([.O8]+1/[.$K$4];5)" office:value-type="float" office:value="3.5" calcext:value-type="float">
            <text:p>3,5</text:p>
          </table:table-cell>
          <table:table-cell table:formula="of:=IF([.O9]=0;[.P8]+2+1/[.$K$4];[.P8]+1/[.$K$4])" office:value-type="float" office:value="3.5" calcext:value-type="float">
            <text:p>3,5</text:p>
          </table:table-cell>
          <table:table-cell table:formula="of:=SUM([.$M$2];FLOOR([.P9]))" office:value-type="date" office:date-value="2019-10-10T18:00:00" calcext:value-type="date">
            <text:p>2019-10-10 18:00:00</text:p>
          </table:table-cell>
          <table:table-cell/>
          <table:table-cell table:formula="of:=NETWORKDAYS([.$V$2];[.V9])" office:value-type="float" office:value="4" calcext:value-type="float">
            <text:p>4</text:p>
          </table:table-cell>
          <table:table-cell table:formula="of:=IF([.S9]=[.S8];[.T8]+1;[.T8]+3)" office:value-type="float" office:value="12" calcext:value-type="float">
            <text:p>12</text:p>
          </table:table-cell>
          <table:table-cell table:formula="of:=[.U8]+ 1/[.$K$4]" office:value-type="float" office:value="3.5" calcext:value-type="float">
            <text:p>3,5</text:p>
          </table:table-cell>
          <table:table-cell table:formula="of:=SUM([.$M$2];FLOOR([.U9]))" office:value-type="date" office:date-value="2019-10-10T18:00:00" calcext:value-type="date">
            <text:p>2019-10-10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7:40:56.139218" calcext:value-type="date">
            <text:p>2019-10-07 07:40:56</text:p>
          </table:table-cell>
          <table:table-cell table:formula="of:=COM.MICROSOFT.NORM.INV( RAND();[.$B$1];[.$D$23])" office:value-type="date" office:date-value="2019-10-07T11:39:24.342194" calcext:value-type="date">
            <text:p>2019-10-07 11:39:24</text:p>
          </table:table-cell>
          <table:table-cell table:formula="of:=COM.MICROSOFT.NORM.INV( RAND();[.$C$1];[.$D$23])" office:value-type="date" office:date-value="2019-10-07T12:18:24.555951" calcext:value-type="date">
            <text:p>2019-10-07 12:18:25</text:p>
          </table:table-cell>
          <table:table-cell table:formula="of:=COM.MICROSOFT.NORM.INV( RAND();[.$D$1];[.$D$23])" office:value-type="date" office:date-value="2019-10-07T18:18:22.74311" calcext:value-type="date">
            <text:p>2019-10-07 18:18:23</text:p>
          </table:table-cell>
          <table:table-cell table:style-name="ce10" table:formula="of:=MOD([.E9]; 3)+1" office:value-type="float" office:value="3" calcext:value-type="float">
            <text:p>3</text:p>
          </table:table-cell>
          <table:table-cell table:style-name="ce11" table:formula="of:=[.F9] + 1/3" office:value-type="float" office:value="0.333333333333333" calcext:value-type="float">
            <text:p>0,333333333333333</text:p>
          </table:table-cell>
          <table:table-cell/>
          <table:table-cell table:style-name="ce5" office:value-type="date" office:date-value="2019-10-07T18:00:00" calcext:value-type="date">
            <text:p>2019-10-07 18:00:00</text:p>
          </table:table-cell>
          <table:table-cell table:number-columns-repeated="3"/>
          <table:table-cell table:formula="of:=IF(WEEKDAY([.M9]; 2) &lt; 6;[.L9]+1/[.$K$4];[.L9]+2+ 1/[.$K$4])" office:value-type="float" office:value="4" calcext:value-type="float">
            <text:p>4</text:p>
          </table:table-cell>
          <table:table-cell table:formula="of:=SUM([.$M$2];FLOOR([.L10]))" office:value-type="date" office:date-value="2019-10-11T18:00:00" calcext:value-type="date">
            <text:p>2019-10-11 18:00:00</text:p>
          </table:table-cell>
          <table:table-cell/>
          <table:table-cell table:formula="of:=MOD([.O9]+1/[.$K$4];5)" office:value-type="float" office:value="4" calcext:value-type="float">
            <text:p>4</text:p>
          </table:table-cell>
          <table:table-cell table:formula="of:=IF([.O10]=0;[.P9]+2+1/[.$K$4];[.P9]+1/[.$K$4])" office:value-type="float" office:value="4" calcext:value-type="float">
            <text:p>4</text:p>
          </table:table-cell>
          <table:table-cell table:formula="of:=SUM([.$M$2];FLOOR([.P10]))" office:value-type="date" office:date-value="2019-10-11T18:00:00" calcext:value-type="date">
            <text:p>2019-10-11 18:00:00</text:p>
          </table:table-cell>
          <table:table-cell/>
          <table:table-cell table:formula="of:=NETWORKDAYS([.$V$2];[.V10])" office:value-type="float" office:value="5" calcext:value-type="float">
            <text:p>5</text:p>
          </table:table-cell>
          <table:table-cell table:formula="of:=IF([.S10]=[.S9];[.T9]+1;[.T9]+3)" office:value-type="float" office:value="15" calcext:value-type="float">
            <text:p>15</text:p>
          </table:table-cell>
          <table:table-cell table:formula="of:=[.U9]+ 1/[.$K$4]" office:value-type="float" office:value="4" calcext:value-type="float">
            <text:p>4</text:p>
          </table:table-cell>
          <table:table-cell table:formula="of:=SUM([.$M$2];FLOOR([.U10]))" office:value-type="date" office:date-value="2019-10-11T18:00:00" calcext:value-type="date">
            <text:p>2019-10-11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8:22:15.669306" calcext:value-type="date">
            <text:p>2019-10-07 08:22:16</text:p>
          </table:table-cell>
          <table:table-cell table:formula="of:=COM.MICROSOFT.NORM.INV( RAND();[.$B$1];[.$D$23])" office:value-type="date" office:date-value="2019-10-07T11:04:23.434131" calcext:value-type="date">
            <text:p>2019-10-07 11:04:23</text:p>
          </table:table-cell>
          <table:table-cell table:formula="of:=COM.MICROSOFT.NORM.INV( RAND();[.$C$1];[.$D$23])" office:value-type="date" office:date-value="2019-10-07T12:45:00.35688" calcext:value-type="date">
            <text:p>2019-10-07 12:45:00</text:p>
          </table:table-cell>
          <table:table-cell table:formula="of:=COM.MICROSOFT.NORM.INV( RAND();[.$D$1];[.$D$23])" office:value-type="date" office:date-value="2019-10-07T17:37:10.230356" calcext:value-type="date">
            <text:p>2019-10-07 17:37:10</text:p>
          </table:table-cell>
          <table:table-cell table:style-name="ce10" table:formula="of:=MOD([.E10]; 3)+1" office:value-type="float" office:value="1" calcext:value-type="float">
            <text:p>1</text:p>
          </table:table-cell>
          <table:table-cell table:style-name="ce11" table:formula="of:=[.F10] + 1/3" office:value-type="float" office:value="0.666666666666667" calcext:value-type="float">
            <text:p>0,666666666666667</text:p>
          </table:table-cell>
          <table:table-cell/>
          <table:table-cell table:style-name="ce5" office:value-type="date" office:date-value="2019-10-08T18:00:00" calcext:value-type="date">
            <text:p>2019-10-08 18:00:00</text:p>
          </table:table-cell>
          <table:table-cell table:number-columns-repeated="3"/>
          <table:table-cell table:formula="of:=IF(WEEKDAY([.M10]; 2) &lt; 6;[.L10]+1/[.$K$4];[.L10]+2+ 1/[.$K$4])" office:value-type="float" office:value="4.5" calcext:value-type="float">
            <text:p>4,5</text:p>
          </table:table-cell>
          <table:table-cell table:formula="of:=SUM([.$M$2];FLOOR([.L11]))" office:value-type="date" office:date-value="2019-10-11T18:00:00" calcext:value-type="date">
            <text:p>2019-10-11 18:00:00</text:p>
          </table:table-cell>
          <table:table-cell/>
          <table:table-cell table:formula="of:=MOD([.O10]+1/[.$K$4];5)" office:value-type="float" office:value="4.5" calcext:value-type="float">
            <text:p>4,5</text:p>
          </table:table-cell>
          <table:table-cell table:formula="of:=IF([.O11]=0;[.P10]+2+1/[.$K$4];[.P10]+1/[.$K$4])" office:value-type="float" office:value="4.5" calcext:value-type="float">
            <text:p>4,5</text:p>
          </table:table-cell>
          <table:table-cell table:formula="of:=SUM([.$M$2];FLOOR([.P11]))" office:value-type="date" office:date-value="2019-10-11T18:00:00" calcext:value-type="date">
            <text:p>2019-10-11 18:00:00</text:p>
          </table:table-cell>
          <table:table-cell/>
          <table:table-cell table:formula="of:=NETWORKDAYS([.$V$2];[.V11])" office:value-type="float" office:value="5" calcext:value-type="float">
            <text:p>5</text:p>
          </table:table-cell>
          <table:table-cell table:formula="of:=IF([.S11]=[.S10];[.T10]+1;[.T10]+3)" office:value-type="float" office:value="16" calcext:value-type="float">
            <text:p>16</text:p>
          </table:table-cell>
          <table:table-cell table:formula="of:=[.U10]+ 1/[.$K$4]" office:value-type="float" office:value="4.5" calcext:value-type="float">
            <text:p>4,5</text:p>
          </table:table-cell>
          <table:table-cell table:formula="of:=SUM([.$M$2];FLOOR([.U11]))" office:value-type="date" office:date-value="2019-10-11T18:00:00" calcext:value-type="date">
            <text:p>2019-10-11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7:28:52.863947" calcext:value-type="date">
            <text:p>2019-10-07 07:28:53</text:p>
          </table:table-cell>
          <table:table-cell table:formula="of:=COM.MICROSOFT.NORM.INV( RAND();[.$B$1];[.$D$23])" office:value-type="date" office:date-value="2019-10-07T11:37:35.156096" calcext:value-type="date">
            <text:p>2019-10-07 11:37:35</text:p>
          </table:table-cell>
          <table:table-cell table:formula="of:=COM.MICROSOFT.NORM.INV( RAND();[.$C$1];[.$D$23])" office:value-type="date" office:date-value="2019-10-07T12:39:40.707816" calcext:value-type="date">
            <text:p>2019-10-07 12:39:41</text:p>
          </table:table-cell>
          <table:table-cell table:formula="of:=COM.MICROSOFT.NORM.INV( RAND();[.$D$1];[.$D$23])" office:value-type="date" office:date-value="2019-10-07T17:41:29.336401" calcext:value-type="date">
            <text:p>2019-10-07 17:41:29</text:p>
          </table:table-cell>
          <table:table-cell table:style-name="ce10" table:formula="of:=MOD([.E11]; 3)+1" office:value-type="float" office:value="2" calcext:value-type="float">
            <text:p>2</text:p>
          </table:table-cell>
          <table:table-cell table:style-name="ce11" table:formula="of:=[.F11] + 1/3" office:value-type="float" office:value="1" calcext:value-type="float">
            <text:p>1</text:p>
          </table:table-cell>
          <table:table-cell/>
          <table:table-cell table:style-name="ce5" office:value-type="date" office:date-value="2019-10-09T18:00:00" calcext:value-type="date">
            <text:p>2019-10-09 18:00:00</text:p>
          </table:table-cell>
          <table:table-cell table:number-columns-repeated="3"/>
          <table:table-cell table:formula="of:=IF(WEEKDAY(SUM([.$M$2];FLOOR([.L11])); 2) &lt; 6;[.L11]+1/[.$K$4];[.L11]+2+ 1/[.$K$4])" office:value-type="float" office:value="5" calcext:value-type="float">
            <text:p>5</text:p>
          </table:table-cell>
          <table:table-cell table:formula="of:=SUM([.$M$2];FLOOR([.L12]))" office:value-type="date" office:date-value="2019-10-12T18:00:00" calcext:value-type="date">
            <text:p>2019-10-12 18:00:00</text:p>
          </table:table-cell>
          <table:table-cell/>
          <table:table-cell table:formula="of:=MOD([.O11]+1/[.$K$4];5)" office:value-type="float" office:value="0" calcext:value-type="float">
            <text:p>0</text:p>
          </table:table-cell>
          <table:table-cell table:formula="of:=IF([.O12]=0;[.P11]+2+1/[.$K$4];[.P11]+1/[.$K$4])" office:value-type="float" office:value="7" calcext:value-type="float">
            <text:p>7</text:p>
          </table:table-cell>
          <table:table-cell table:formula="of:=SUM([.$M$2];FLOOR([.P12]))" office:value-type="date" office:date-value="2019-10-14T18:00:00" calcext:value-type="date">
            <text:p>2019-10-14 18:00:00</text:p>
          </table:table-cell>
          <table:table-cell/>
          <table:table-cell table:formula="of:=NETWORKDAYS([.$V$2];[.V12])" office:value-type="float" office:value="5" calcext:value-type="float">
            <text:p>5</text:p>
          </table:table-cell>
          <table:table-cell table:formula="of:=IF([.S12]=[.S11];[.T11]+1;[.T11]+3)" office:value-type="float" office:value="17" calcext:value-type="float">
            <text:p>17</text:p>
          </table:table-cell>
          <table:table-cell table:formula="of:=[.U11]+ 1/[.$K$4]" office:value-type="float" office:value="5" calcext:value-type="float">
            <text:p>5</text:p>
          </table:table-cell>
          <table:table-cell table:formula="of:=SUM([.$M$2];FLOOR([.U12]))" office:value-type="date" office:date-value="2019-10-12T18:00:00" calcext:value-type="date">
            <text:p>2019-10-12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8:06:51.973037" calcext:value-type="date">
            <text:p>2019-10-07 08:06:52</text:p>
          </table:table-cell>
          <table:table-cell table:formula="of:=COM.MICROSOFT.NORM.INV( RAND();[.$B$1];[.$D$23])" office:value-type="date" office:date-value="2019-10-07T11:37:03.831173" calcext:value-type="date">
            <text:p>2019-10-07 11:37:04</text:p>
          </table:table-cell>
          <table:table-cell table:formula="of:=COM.MICROSOFT.NORM.INV( RAND();[.$C$1];[.$D$23])" office:value-type="date" office:date-value="2019-10-07T12:28:58.795057" calcext:value-type="date">
            <text:p>2019-10-07 12:28:59</text:p>
          </table:table-cell>
          <table:table-cell table:formula="of:=COM.MICROSOFT.NORM.INV( RAND();[.$D$1];[.$D$23])" office:value-type="date" office:date-value="2019-10-07T18:13:21.274414" calcext:value-type="date">
            <text:p>2019-10-07 18:13:21</text:p>
          </table:table-cell>
          <table:table-cell table:style-name="ce10" table:formula="of:=MOD([.E12]; 3)+1" office:value-type="float" office:value="3" calcext:value-type="float">
            <text:p>3</text:p>
          </table:table-cell>
          <table:table-cell table:style-name="ce11" table:formula="of:=[.F12] + 1/3" office:value-type="float" office:value="1.33333333333333" calcext:value-type="float">
            <text:p>1,33333333333333</text:p>
          </table:table-cell>
          <table:table-cell/>
          <table:table-cell table:style-name="ce2"/>
          <table:table-cell table:number-columns-repeated="3"/>
          <table:table-cell table:formula="of:=IF(WEEKDAY([.M12]; 2) &lt; 6;[.L12]+1/[.$K$4];[.L12]+2+ 1/[.$K$4])" office:value-type="float" office:value="7.5" calcext:value-type="float">
            <text:p>7,5</text:p>
          </table:table-cell>
          <table:table-cell table:formula="of:=SUM([.$M$2];FLOOR([.L13]))" office:value-type="date" office:date-value="2019-10-14T18:00:00" calcext:value-type="date">
            <text:p>2019-10-14 18:00:00</text:p>
          </table:table-cell>
          <table:table-cell/>
          <table:table-cell table:formula="of:=MOD([.O12]+1/[.$K$4];5)" office:value-type="float" office:value="0.5" calcext:value-type="float">
            <text:p>0,5</text:p>
          </table:table-cell>
          <table:table-cell table:formula="of:=IF([.O13]=0;[.P12]+2+1/[.$K$4];[.P12]+1/[.$K$4])" office:value-type="float" office:value="7.5" calcext:value-type="float">
            <text:p>7,5</text:p>
          </table:table-cell>
          <table:table-cell table:formula="of:=SUM([.$M$2];FLOOR([.P13]))" office:value-type="date" office:date-value="2019-10-14T18:00:00" calcext:value-type="date">
            <text:p>2019-10-14 18:00:00</text:p>
          </table:table-cell>
          <table:table-cell/>
          <table:table-cell table:formula="of:=NETWORKDAYS([.$V$2];[.V13])" office:value-type="float" office:value="5" calcext:value-type="float">
            <text:p>5</text:p>
          </table:table-cell>
          <table:table-cell table:formula="of:=IF([.S13]=[.S12];[.T12]+1;[.T12]+3)" office:value-type="float" office:value="18" calcext:value-type="float">
            <text:p>18</text:p>
          </table:table-cell>
          <table:table-cell table:formula="of:=[.U12]+ 1/[.$K$4]" office:value-type="float" office:value="5.5" calcext:value-type="float">
            <text:p>5,5</text:p>
          </table:table-cell>
          <table:table-cell table:formula="of:=SUM([.$M$2];FLOOR([.U13]))" office:value-type="date" office:date-value="2019-10-12T18:00:00" calcext:value-type="date">
            <text:p>2019-10-12 18:00:00</text:p>
          </table:table-cell>
          <table:table-cell table:style-name="ce29"/>
        </table:table-row>
        <table:table-row table:style-name="ro1">
          <table:table-cell table:formula="of:=COM.MICROSOFT.NORM.INV( RAND();[.$A$1];[.$D$23])" office:value-type="date" office:date-value="2019-10-07T08:29:12.851601" calcext:value-type="date">
            <text:p>2019-10-07 08:29:13</text:p>
          </table:table-cell>
          <table:table-cell table:formula="of:=COM.MICROSOFT.NORM.INV( RAND();[.$B$1];[.$D$23])" office:value-type="date" office:date-value="2019-10-07T11:41:19.860352" calcext:value-type="date">
            <text:p>2019-10-07 11:41:20</text:p>
          </table:table-cell>
          <table:table-cell table:formula="of:=COM.MICROSOFT.NORM.INV( RAND();[.$C$1];[.$D$23])" office:value-type="date" office:date-value="2019-10-07T12:38:04.530714" calcext:value-type="date">
            <text:p>2019-10-07 12:38:05</text:p>
          </table:table-cell>
          <table:table-cell table:formula="of:=COM.MICROSOFT.NORM.INV( RAND();[.$D$1];[.$D$23])" office:value-type="date" office:date-value="2019-10-07T17:32:18.045766" calcext:value-type="date">
            <text:p>2019-10-07 17:32:18</text:p>
          </table:table-cell>
          <table:table-cell/>
          <table:table-cell table:style-name="ce11" table:formula="of:=[.F13] + 1/3" office:value-type="float" office:value="1.66666666666667" calcext:value-type="float">
            <text:p>1,66666666666667</text:p>
          </table:table-cell>
          <table:table-cell/>
          <table:table-cell table:style-name="ce2"/>
          <table:table-cell table:number-columns-repeated="3"/>
          <table:table-cell table:formula="of:=IF(WEEKDAY([.M13]; 2) &lt; 6;[.L13]+1/[.$K$4];[.L13]+2+ 1/[.$K$4])" office:value-type="float" office:value="8" calcext:value-type="float">
            <text:p>8</text:p>
          </table:table-cell>
          <table:table-cell table:formula="of:=SUM([.$M$2];FLOOR([.L14]))" office:value-type="date" office:date-value="2019-10-15T18:00:00" calcext:value-type="date">
            <text:p>2019-10-15 18:00:00</text:p>
          </table:table-cell>
          <table:table-cell/>
          <table:table-cell table:formula="of:=MOD([.O13]+1/[.$K$4];5)" office:value-type="float" office:value="1" calcext:value-type="float">
            <text:p>1</text:p>
          </table:table-cell>
          <table:table-cell table:formula="of:=IF([.O14]=0;[.P13]+2+1/[.$K$4];[.P13]+1/[.$K$4])" office:value-type="float" office:value="8" calcext:value-type="float">
            <text:p>8</text:p>
          </table:table-cell>
          <table:table-cell table:formula="of:=SUM([.$M$2];FLOOR([.P14]))" office:value-type="date" office:date-value="2019-10-15T18:00:00" calcext:value-type="date">
            <text:p>2019-10-15 18:00:00</text:p>
          </table:table-cell>
          <table:table-cell/>
          <table:table-cell table:formula="of:=NETWORKDAYS([.$V$2];[.V14])" office:value-type="float" office:value="5" calcext:value-type="float">
            <text:p>5</text:p>
          </table:table-cell>
          <table:table-cell table:formula="of:=IF([.S14]=[.S13];[.T13]+1;[.T13]+3)" office:value-type="float" office:value="19" calcext:value-type="float">
            <text:p>19</text:p>
          </table:table-cell>
          <table:table-cell table:formula="of:=[.U13]+ 1/[.$K$4]" office:value-type="float" office:value="6" calcext:value-type="float">
            <text:p>6</text:p>
          </table:table-cell>
          <table:table-cell table:formula="of:=SUM([.$M$2];FLOOR([.U14]))" office:value-type="date" office:date-value="2019-10-13T18:00:00" calcext:value-type="date">
            <text:p>2019-10-13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7:52:31.857606" calcext:value-type="date">
            <text:p>2019-10-07 07:52:32</text:p>
          </table:table-cell>
          <table:table-cell table:formula="of:=COM.MICROSOFT.NORM.INV( RAND();[.$B$1];[.$D$23])" office:value-type="date" office:date-value="2019-10-07T11:35:14.553432" calcext:value-type="date">
            <text:p>2019-10-07 11:35:15</text:p>
          </table:table-cell>
          <table:table-cell table:formula="of:=COM.MICROSOFT.NORM.INV( RAND();[.$C$1];[.$D$23])" office:value-type="date" office:date-value="2019-10-07T12:40:17.784424" calcext:value-type="date">
            <text:p>2019-10-07 12:40:18</text:p>
          </table:table-cell>
          <table:table-cell table:formula="of:=COM.MICROSOFT.NORM.INV( RAND();[.$D$1];[.$D$23])" office:value-type="date" office:date-value="2019-10-07T17:51:05.149046" calcext:value-type="date">
            <text:p>2019-10-07 17:51:05</text:p>
          </table:table-cell>
          <table:table-cell/>
          <table:table-cell table:formula="of:=IF([.F14]&gt;=4;0;[.F13]+ 1/1)" office:value-type="float" office:value="2.33333333333333" calcext:value-type="float">
            <text:p>2,33333333333333</text:p>
          </table:table-cell>
          <table:table-cell table:style-name="ce12" office:value-type="string" calcext:value-type="string">
            <text:p>TODO: evitar FDS</text:p>
          </table:table-cell>
          <table:table-cell table:style-name="ce2"/>
          <table:table-cell table:number-columns-repeated="3"/>
          <table:table-cell table:formula="of:=IF(WEEKDAY([.M14]; 2) &lt; 6;[.L14]+1/[.$K$4];[.L14]+2+ 1/[.$K$4])" office:value-type="float" office:value="8.5" calcext:value-type="float">
            <text:p>8,5</text:p>
          </table:table-cell>
          <table:table-cell table:formula="of:=SUM([.$M$2];FLOOR([.L15]))" office:value-type="date" office:date-value="2019-10-15T18:00:00" calcext:value-type="date">
            <text:p>2019-10-15 18:00:00</text:p>
          </table:table-cell>
          <table:table-cell/>
          <table:table-cell table:formula="of:=MOD([.O14]+1/[.$K$4];5)" office:value-type="float" office:value="1.5" calcext:value-type="float">
            <text:p>1,5</text:p>
          </table:table-cell>
          <table:table-cell table:formula="of:=IF([.O15]=0;[.P14]+2+1/[.$K$4];[.P14]+1/[.$K$4])" office:value-type="float" office:value="8.5" calcext:value-type="float">
            <text:p>8,5</text:p>
          </table:table-cell>
          <table:table-cell table:formula="of:=SUM([.$M$2];FLOOR([.P15]))" office:value-type="date" office:date-value="2019-10-15T18:00:00" calcext:value-type="date">
            <text:p>2019-10-15 18:00:00</text:p>
          </table:table-cell>
          <table:table-cell/>
          <table:table-cell table:formula="of:=NETWORKDAYS([.$V$2];[.V15])" office:value-type="float" office:value="5" calcext:value-type="float">
            <text:p>5</text:p>
          </table:table-cell>
          <table:table-cell table:formula="of:=IF([.S15]=[.S14];[.T14]+1;[.T14]+3)" office:value-type="float" office:value="20" calcext:value-type="float">
            <text:p>20</text:p>
          </table:table-cell>
          <table:table-cell table:formula="of:=[.U14]+ 1/[.$K$4]" office:value-type="float" office:value="6.5" calcext:value-type="float">
            <text:p>6,5</text:p>
          </table:table-cell>
          <table:table-cell table:formula="of:=SUM([.$M$2];FLOOR([.U15]))" office:value-type="date" office:date-value="2019-10-13T18:00:00" calcext:value-type="date">
            <text:p>2019-10-13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7:53:46.156738" calcext:value-type="date">
            <text:p>2019-10-07 07:53:46</text:p>
          </table:table-cell>
          <table:table-cell table:formula="of:=COM.MICROSOFT.NORM.INV( RAND();[.$B$1];[.$D$23])" office:value-type="date" office:date-value="2019-10-07T11:30:18.224434" calcext:value-type="date">
            <text:p>2019-10-07 11:30:18</text:p>
          </table:table-cell>
          <table:table-cell table:formula="of:=COM.MICROSOFT.NORM.INV( RAND();[.$C$1];[.$D$23])" office:value-type="date" office:date-value="2019-10-07T12:32:28.738317" calcext:value-type="date">
            <text:p>2019-10-07 12:32:29</text:p>
          </table:table-cell>
          <table:table-cell table:formula="of:=COM.MICROSOFT.NORM.INV( RAND();[.$D$1];[.$D$23])" office:value-type="date" office:date-value="2019-10-07T18:03:18.277351" calcext:value-type="date">
            <text:p>2019-10-07 18:03:18</text:p>
          </table:table-cell>
          <table:table-cell/>
          <table:table-cell table:formula="of:=IF([.F15]&gt;=4;0;[.F14]+ 1/1)" office:value-type="float" office:value="2.66666666666667" calcext:value-type="float">
            <text:p>2,66666666666667</text:p>
          </table:table-cell>
          <table:table-cell/>
          <table:table-cell table:style-name="ce2"/>
          <table:table-cell table:number-columns-repeated="3"/>
          <table:table-cell table:formula="of:=IF(WEEKDAY([.M15]; 2) &lt; 6;[.L15]+1/[.$K$4];[.L15]+2+ 1/[.$K$4])" office:value-type="float" office:value="9" calcext:value-type="float">
            <text:p>9</text:p>
          </table:table-cell>
          <table:table-cell table:formula="of:=SUM([.$M$2];FLOOR([.L16]))" office:value-type="date" office:date-value="2019-10-16T18:00:00" calcext:value-type="date">
            <text:p>2019-10-16 18:00:00</text:p>
          </table:table-cell>
          <table:table-cell/>
          <table:table-cell table:formula="of:=MOD([.O15]+1/[.$K$4];5)" office:value-type="float" office:value="2" calcext:value-type="float">
            <text:p>2</text:p>
          </table:table-cell>
          <table:table-cell table:formula="of:=IF([.O16]=0;[.P15]+2+1/[.$K$4];[.P15]+1/[.$K$4])" office:value-type="float" office:value="9" calcext:value-type="float">
            <text:p>9</text:p>
          </table:table-cell>
          <table:table-cell table:formula="of:=SUM([.$M$2];FLOOR([.P16]))" office:value-type="date" office:date-value="2019-10-16T18:00:00" calcext:value-type="date">
            <text:p>2019-10-16 18:00:00</text:p>
          </table:table-cell>
          <table:table-cell/>
          <table:table-cell table:formula="of:=NETWORKDAYS([.$V$2];[.V16])" office:value-type="float" office:value="6" calcext:value-type="float">
            <text:p>6</text:p>
          </table:table-cell>
          <table:table-cell table:formula="of:=IF([.S16]=[.S15];[.T15]+1;[.T15]+3)" office:value-type="float" office:value="23" calcext:value-type="float">
            <text:p>23</text:p>
          </table:table-cell>
          <table:table-cell table:formula="of:=[.U15]+ 1/[.$K$4]" office:value-type="float" office:value="7" calcext:value-type="float">
            <text:p>7</text:p>
          </table:table-cell>
          <table:table-cell table:formula="of:=SUM([.$M$2];FLOOR([.U16]))" office:value-type="date" office:date-value="2019-10-14T18:00:00" calcext:value-type="date">
            <text:p>2019-10-14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7:44:28.390577" calcext:value-type="date">
            <text:p>2019-10-07 07:44:28</text:p>
          </table:table-cell>
          <table:table-cell table:formula="of:=COM.MICROSOFT.NORM.INV( RAND();[.$B$1];[.$D$23])" office:value-type="date" office:date-value="2019-10-07T11:19:01.727009" calcext:value-type="date">
            <text:p>2019-10-07 11:19:02</text:p>
          </table:table-cell>
          <table:table-cell table:formula="of:=COM.MICROSOFT.NORM.INV( RAND();[.$C$1];[.$D$23])" office:value-type="date" office:date-value="2019-10-07T12:41:40.369341" calcext:value-type="date">
            <text:p>2019-10-07 12:41:40</text:p>
          </table:table-cell>
          <table:table-cell table:formula="of:=COM.MICROSOFT.NORM.INV( RAND();[.$D$1];[.$D$23])" office:value-type="date" office:date-value="2019-10-07T18:17:08.528332" calcext:value-type="date">
            <text:p>2019-10-07 18:17:09</text:p>
          </table:table-cell>
          <table:table-cell/>
          <table:table-cell table:formula="of:=IF([.F16]&gt;=4;0;[.F15]+ 1/1)" office:value-type="float" office:value="3.33333333333333" calcext:value-type="float">
            <text:p>3,33333333333333</text:p>
          </table:table-cell>
          <table:table-cell/>
          <table:table-cell table:style-name="ce2"/>
          <table:table-cell table:number-columns-repeated="3"/>
          <table:table-cell table:formula="of:=IF(WEEKDAY([.M16]; 2) &lt; 6;[.L16]+1/[.$K$4];[.L16]+2+ 1/[.$K$4])" office:value-type="float" office:value="9.5" calcext:value-type="float">
            <text:p>9,5</text:p>
          </table:table-cell>
          <table:table-cell table:formula="of:=SUM([.$M$2];FLOOR([.L17]))" office:value-type="date" office:date-value="2019-10-16T18:00:00" calcext:value-type="date">
            <text:p>2019-10-16 18:00:00</text:p>
          </table:table-cell>
          <table:table-cell/>
          <table:table-cell table:formula="of:=MOD([.O16]+1/[.$K$4];5)" office:value-type="float" office:value="2.5" calcext:value-type="float">
            <text:p>2,5</text:p>
          </table:table-cell>
          <table:table-cell table:formula="of:=IF([.O17]=0;[.P16]+2+1/[.$K$4];[.P16]+1/[.$K$4])" office:value-type="float" office:value="9.5" calcext:value-type="float">
            <text:p>9,5</text:p>
          </table:table-cell>
          <table:table-cell table:formula="of:=SUM([.$M$2];FLOOR([.P17]))" office:value-type="date" office:date-value="2019-10-16T18:00:00" calcext:value-type="date">
            <text:p>2019-10-16 18:00:00</text:p>
          </table:table-cell>
          <table:table-cell/>
          <table:table-cell table:formula="of:=NETWORKDAYS([.$V$2];[.V17])" office:value-type="float" office:value="6" calcext:value-type="float">
            <text:p>6</text:p>
          </table:table-cell>
          <table:table-cell table:formula="of:=IF([.S17]=[.S16];[.T16]+1;[.T16]+3)" office:value-type="float" office:value="24" calcext:value-type="float">
            <text:p>24</text:p>
          </table:table-cell>
          <table:table-cell table:formula="of:=[.U16]+ 1/[.$K$4]" office:value-type="float" office:value="7.5" calcext:value-type="float">
            <text:p>7,5</text:p>
          </table:table-cell>
          <table:table-cell table:formula="of:=SUM([.$M$2];FLOOR([.U17]))" office:value-type="date" office:date-value="2019-10-14T18:00:00" calcext:value-type="date">
            <text:p>2019-10-14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7:46:32.867802" calcext:value-type="date">
            <text:p>2019-10-07 07:46:33</text:p>
          </table:table-cell>
          <table:table-cell table:formula="of:=COM.MICROSOFT.NORM.INV( RAND();[.$B$1];[.$D$23])" office:value-type="date" office:date-value="2019-10-07T11:47:31.369456" calcext:value-type="date">
            <text:p>2019-10-07 11:47:31</text:p>
          </table:table-cell>
          <table:table-cell table:formula="of:=COM.MICROSOFT.NORM.INV( RAND();[.$C$1];[.$D$23])" office:value-type="date" office:date-value="2019-10-07T12:44:21.342939" calcext:value-type="date">
            <text:p>2019-10-07 12:44:21</text:p>
          </table:table-cell>
          <table:table-cell table:formula="of:=COM.MICROSOFT.NORM.INV( RAND();[.$D$1];[.$D$23])" office:value-type="date" office:date-value="2019-10-07T17:38:42.006391" calcext:value-type="date">
            <text:p>2019-10-07 17:38:42</text:p>
          </table:table-cell>
          <table:table-cell/>
          <table:table-cell table:formula="of:=IF([.F17]&gt;=4;0;[.F16]+ 1/1)" office:value-type="float" office:value="3.66666666666667" calcext:value-type="float">
            <text:p>3,66666666666667</text:p>
          </table:table-cell>
          <table:table-cell/>
          <table:table-cell table:style-name="ce2"/>
          <table:table-cell table:number-columns-repeated="3"/>
          <table:table-cell table:formula="of:=IF(WEEKDAY([.M17]; 2) &lt; 6;[.L17]+1/[.$K$4];[.L17]+2+ 1/[.$K$4])" office:value-type="float" office:value="10" calcext:value-type="float">
            <text:p>10</text:p>
          </table:table-cell>
          <table:table-cell table:formula="of:=SUM([.$M$2];FLOOR([.L18]))" office:value-type="date" office:date-value="2019-10-17T18:00:00" calcext:value-type="date">
            <text:p>2019-10-17 18:00:00</text:p>
          </table:table-cell>
          <table:table-cell/>
          <table:table-cell table:formula="of:=MOD([.O17]+1/[.$K$4];5)" office:value-type="float" office:value="3" calcext:value-type="float">
            <text:p>3</text:p>
          </table:table-cell>
          <table:table-cell table:formula="of:=IF([.O18]=0;[.P17]+2+1/[.$K$4];[.P17]+1/[.$K$4])" office:value-type="float" office:value="10" calcext:value-type="float">
            <text:p>10</text:p>
          </table:table-cell>
          <table:table-cell table:formula="of:=SUM([.$M$2];FLOOR([.P18]))" office:value-type="date" office:date-value="2019-10-17T18:00:00" calcext:value-type="date">
            <text:p>2019-10-17 18:00:00</text:p>
          </table:table-cell>
          <table:table-cell/>
          <table:table-cell table:formula="of:=NETWORKDAYS([.$V$2];[.V18])" office:value-type="float" office:value="7" calcext:value-type="float">
            <text:p>7</text:p>
          </table:table-cell>
          <table:table-cell/>
          <table:table-cell table:formula="of:=[.U17]+ 1/[.$K$4]" office:value-type="float" office:value="8" calcext:value-type="float">
            <text:p>8</text:p>
          </table:table-cell>
          <table:table-cell table:formula="of:=SUM([.$M$2];FLOOR([.U18]))" office:value-type="date" office:date-value="2019-10-15T18:00:00" calcext:value-type="date">
            <text:p>2019-10-15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7:32:50.830538" calcext:value-type="date">
            <text:p>2019-10-07 07:32:51</text:p>
          </table:table-cell>
          <table:table-cell table:formula="of:=COM.MICROSOFT.NORM.INV( RAND();[.$B$1];[.$D$23])" office:value-type="date" office:date-value="2019-10-07T11:22:03.405432" calcext:value-type="date">
            <text:p>2019-10-07 11:22:03</text:p>
          </table:table-cell>
          <table:table-cell table:formula="of:=COM.MICROSOFT.NORM.INV( RAND();[.$C$1];[.$D$23])" office:value-type="date" office:date-value="2019-10-07T12:13:08.67525" calcext:value-type="date">
            <text:p>2019-10-07 12:13:09</text:p>
          </table:table-cell>
          <table:table-cell table:formula="of:=COM.MICROSOFT.NORM.INV( RAND();[.$D$1];[.$D$23])" office:value-type="date" office:date-value="2019-10-07T17:44:56.295515" calcext:value-type="date">
            <text:p>2019-10-07 17:44:56</text:p>
          </table:table-cell>
          <table:table-cell/>
          <table:table-cell table:formula="of:=IF([.F18]&gt;=4;0;[.F17]+ 1/1)" office:value-type="float" office:value="4.33333333333333" calcext:value-type="float">
            <text:p>4,33333333333333</text:p>
          </table:table-cell>
          <table:table-cell/>
          <table:table-cell table:style-name="ce2"/>
          <table:table-cell table:number-columns-repeated="3"/>
          <table:table-cell table:formula="of:=IF(WEEKDAY([.M18]; 2) &lt; 6;[.L18]+1/[.$K$4];[.L18]+2+ 1/[.$K$4])" office:value-type="float" office:value="10.5" calcext:value-type="float">
            <text:p>10,5</text:p>
          </table:table-cell>
          <table:table-cell table:formula="of:=SUM([.$M$2];FLOOR([.L19]))" office:value-type="date" office:date-value="2019-10-17T18:00:00" calcext:value-type="date">
            <text:p>2019-10-17 18:00:00</text:p>
          </table:table-cell>
          <table:table-cell/>
          <table:table-cell table:formula="of:=MOD([.O18]+1/[.$K$4];5)" office:value-type="float" office:value="3.5" calcext:value-type="float">
            <text:p>3,5</text:p>
          </table:table-cell>
          <table:table-cell table:formula="of:=IF([.O19]=0;[.P18]+2+1/[.$K$4];[.P18]+1/[.$K$4])" office:value-type="float" office:value="10.5" calcext:value-type="float">
            <text:p>10,5</text:p>
          </table:table-cell>
          <table:table-cell table:formula="of:=SUM([.$M$2];FLOOR([.P19]))" office:value-type="date" office:date-value="2019-10-17T18:00:00" calcext:value-type="date">
            <text:p>2019-10-17 18:00:00</text:p>
          </table:table-cell>
          <table:table-cell/>
          <table:table-cell table:formula="of:=NETWORKDAYS([.$V$2];[.V19])" office:value-type="float" office:value="7" calcext:value-type="float">
            <text:p>7</text:p>
          </table:table-cell>
          <table:table-cell/>
          <table:table-cell table:formula="of:=[.U18]+ 1/[.$K$4]" office:value-type="float" office:value="8.5" calcext:value-type="float">
            <text:p>8,5</text:p>
          </table:table-cell>
          <table:table-cell table:formula="of:=SUM([.$M$2];FLOOR([.U19]))" office:value-type="date" office:date-value="2019-10-15T18:00:00" calcext:value-type="date">
            <text:p>2019-10-15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7:38:17.452463" calcext:value-type="date">
            <text:p>2019-10-07 07:38:17</text:p>
          </table:table-cell>
          <table:table-cell table:formula="of:=COM.MICROSOFT.NORM.INV( RAND();[.$B$1];[.$D$23])" office:value-type="date" office:date-value="2019-10-07T11:31:17.485033" calcext:value-type="date">
            <text:p>2019-10-07 11:31:17</text:p>
          </table:table-cell>
          <table:table-cell table:formula="of:=COM.MICROSOFT.NORM.INV( RAND();[.$C$1];[.$D$23])" office:value-type="date" office:date-value="2019-10-07T12:30:54.340584" calcext:value-type="date">
            <text:p>2019-10-07 12:30:54</text:p>
          </table:table-cell>
          <table:table-cell table:formula="of:=COM.MICROSOFT.NORM.INV( RAND();[.$D$1];[.$D$23])" office:value-type="date" office:date-value="2019-10-07T17:43:02.730418" calcext:value-type="date">
            <text:p>2019-10-07 17:43:03</text:p>
          </table:table-cell>
          <table:table-cell/>
          <table:table-cell table:formula="of:=IF([.F19]&gt;=4;0;[.F18]+ 1/1)" office:value-type="float" office:value="0" calcext:value-type="float">
            <text:p>0</text:p>
          </table:table-cell>
          <table:table-cell office:value-type="string" calcext:value-type="string">
            <text:p>perfis</text:p>
          </table:table-cell>
          <table:table-cell table:style-name="ce2"/>
          <table:table-cell table:number-columns-repeated="3"/>
          <table:table-cell table:formula="of:=IF(WEEKDAY([.M19]; 2) &lt; 6;[.L19]+1/[.$K$4];[.L19]+2+ 1/[.$K$4])" office:value-type="float" office:value="11" calcext:value-type="float">
            <text:p>11</text:p>
          </table:table-cell>
          <table:table-cell table:formula="of:=SUM([.$M$2];FLOOR([.L20]))" office:value-type="date" office:date-value="2019-10-18T18:00:00" calcext:value-type="date">
            <text:p>2019-10-18 18:00:00</text:p>
          </table:table-cell>
          <table:table-cell/>
          <table:table-cell table:formula="of:=MOD([.O19]+1/[.$K$4];5)" office:value-type="float" office:value="4" calcext:value-type="float">
            <text:p>4</text:p>
          </table:table-cell>
          <table:table-cell table:formula="of:=IF([.O20]=0;[.P19]+2+1/[.$K$4];[.P19]+1/[.$K$4])" office:value-type="float" office:value="11" calcext:value-type="float">
            <text:p>11</text:p>
          </table:table-cell>
          <table:table-cell table:formula="of:=SUM([.$M$2];FLOOR([.P20]))" office:value-type="date" office:date-value="2019-10-18T18:00:00" calcext:value-type="date">
            <text:p>2019-10-18 18:00:00</text:p>
          </table:table-cell>
          <table:table-cell/>
          <table:table-cell table:formula="of:=NETWORKDAYS([.$V$2];[.V20])" office:value-type="float" office:value="8" calcext:value-type="float">
            <text:p>8</text:p>
          </table:table-cell>
          <table:table-cell/>
          <table:table-cell table:formula="of:=[.U19]+ 1/[.$K$4]" office:value-type="float" office:value="9" calcext:value-type="float">
            <text:p>9</text:p>
          </table:table-cell>
          <table:table-cell table:formula="of:=SUM([.$M$2];FLOOR([.U20]))" office:value-type="date" office:date-value="2019-10-16T18:00:00" calcext:value-type="date">
            <text:p>2019-10-16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8:02:46.036354" calcext:value-type="date">
            <text:p>2019-10-07 08:02:46</text:p>
          </table:table-cell>
          <table:table-cell table:formula="of:=COM.MICROSOFT.NORM.INV( RAND();[.$B$1];[.$D$23])" office:value-type="date" office:date-value="2019-10-07T11:25:49.243593" calcext:value-type="date">
            <text:p>2019-10-07 11:25:49</text:p>
          </table:table-cell>
          <table:table-cell table:formula="of:=COM.MICROSOFT.NORM.INV( RAND();[.$C$1];[.$D$23])" office:value-type="date" office:date-value="2019-10-07T12:15:45.6119" calcext:value-type="date">
            <text:p>2019-10-07 12:15:46</text:p>
          </table:table-cell>
          <table:table-cell table:formula="of:=COM.MICROSOFT.NORM.INV( RAND();[.$D$1];[.$D$23])" office:value-type="date" office:date-value="2019-10-07T17:57:53.021337" calcext:value-type="date">
            <text:p>2019-10-07 17:57:53</text:p>
          </table:table-cell>
          <table:table-cell/>
          <table:table-cell table:formula="of:=IF([.F20]&gt;=4;0;[.F19]+ 1/1)" office:value-type="float" office:value="5.33333333333333" calcext:value-type="float">
            <text:p>5,33333333333333</text:p>
          </table:table-cell>
          <table:table-cell table:style-name="ce15" office:value-type="string" calcext:value-type="string">
            <text:p>1</text:p>
          </table:table-cell>
          <table:table-cell table:style-name="ce2" office:value-type="string" calcext:value-type="string">
            <text:p>acima</text:p>
          </table:table-cell>
          <table:table-cell office:value-type="string" calcext:value-type="string">
            <text:p>150c</text:p>
          </table:table-cell>
          <table:table-cell table:number-columns-repeated="2"/>
          <table:table-cell table:formula="of:=IF(WEEKDAY([.M20]; 2) &lt; 6;[.L20]+1/[.$K$4];[.L20]+2+ 1/[.$K$4])" office:value-type="float" office:value="11.5" calcext:value-type="float">
            <text:p>11,5</text:p>
          </table:table-cell>
          <table:table-cell table:formula="of:=SUM([.$M$2];FLOOR([.L21]))" office:value-type="date" office:date-value="2019-10-18T18:00:00" calcext:value-type="date">
            <text:p>2019-10-18 18:00:00</text:p>
          </table:table-cell>
          <table:table-cell/>
          <table:table-cell table:formula="of:=MOD([.O20]+1/[.$K$4];5)" office:value-type="float" office:value="4.5" calcext:value-type="float">
            <text:p>4,5</text:p>
          </table:table-cell>
          <table:table-cell table:formula="of:=IF([.O21]=0;[.P20]+2+1/[.$K$4];[.P20]+1/[.$K$4])" office:value-type="float" office:value="11.5" calcext:value-type="float">
            <text:p>11,5</text:p>
          </table:table-cell>
          <table:table-cell table:formula="of:=SUM([.$M$2];FLOOR([.P21]))" office:value-type="date" office:date-value="2019-10-18T18:00:00" calcext:value-type="date">
            <text:p>2019-10-18 18:00:00</text:p>
          </table:table-cell>
          <table:table-cell/>
          <table:table-cell table:formula="of:=NETWORKDAYS([.$V$2];[.V21])" office:value-type="float" office:value="8" calcext:value-type="float">
            <text:p>8</text:p>
          </table:table-cell>
          <table:table-cell/>
          <table:table-cell table:formula="of:=[.U20]+ 1/[.$K$4]" office:value-type="float" office:value="9.5" calcext:value-type="float">
            <text:p>9,5</text:p>
          </table:table-cell>
          <table:table-cell table:formula="of:=SUM([.$M$2];FLOOR([.U21]))" office:value-type="date" office:date-value="2019-10-16T18:00:00" calcext:value-type="date">
            <text:p>2019-10-16 18:00:00</text:p>
          </table:table-cell>
          <table:table-cell/>
        </table:table-row>
        <table:table-row table:style-name="ro1">
          <table:table-cell table:formula="of:=COM.MICROSOFT.NORM.INV( RAND();[.$A$1];[.$D$23])" office:value-type="date" office:date-value="2019-10-07T08:08:20.803187" calcext:value-type="date">
            <text:p>2019-10-07 08:08:21</text:p>
          </table:table-cell>
          <table:table-cell table:formula="of:=COM.MICROSOFT.NORM.INV( RAND();[.$B$1];[.$D$23])" office:value-type="date" office:date-value="2019-10-07T12:02:50.129139" calcext:value-type="date">
            <text:p>2019-10-07 12:02:50</text:p>
          </table:table-cell>
          <table:table-cell table:formula="of:=COM.MICROSOFT.NORM.INV( RAND();[.$C$1];[.$D$23])" office:value-type="date" office:date-value="2019-10-07T12:14:47.305127" calcext:value-type="date">
            <text:p>2019-10-07 12:14:47</text:p>
          </table:table-cell>
          <table:table-cell table:formula="of:=COM.MICROSOFT.NORM.INV( RAND();[.$D$1];[.$D$23])" office:value-type="date" office:date-value="2019-10-07T18:03:53.056769" calcext:value-type="date">
            <text:p>2019-10-07 18:03:53</text:p>
          </table:table-cell>
          <table:table-cell/>
          <table:table-cell table:formula="of:=IF([.F21]&gt;=4;0;[.F20]+ 1/1)" office:value-type="float" office:value="0" calcext:value-type="float">
            <text:p>0</text:p>
          </table:table-cell>
          <table:table-cell table:style-name="ce15" office:value-type="string" calcext:value-type="string">
            <text:p>2</text:p>
          </table:table-cell>
          <table:table-cell table:style-name="ce2" office:value-type="string" calcext:value-type="string">
            <text:p>6:00 até 13:30</text:p>
          </table:table-cell>
          <table:table-cell table:style-name="ce25" office:value-type="string" calcext:value-type="string">
            <text:p>40c</text:p>
          </table:table-cell>
          <table:table-cell table:number-columns-repeated="2"/>
          <table:table-cell table:formula="of:=IF(WEEKDAY([.M21]; 2) &lt; 6;[.L21]+1/[.$K$4];[.L21]+2+ 1/[.$K$4])" office:value-type="float" office:value="12" calcext:value-type="float">
            <text:p>12</text:p>
          </table:table-cell>
          <table:table-cell table:formula="of:=SUM([.$M$2];FLOOR([.L22]))" office:value-type="date" office:date-value="2019-10-19T18:00:00" calcext:value-type="date">
            <text:p>2019-10-19 18:00:00</text:p>
          </table:table-cell>
          <table:table-cell/>
          <table:table-cell table:formula="of:=MOD([.O21]+1/[.$K$4];5)" office:value-type="float" office:value="0" calcext:value-type="float">
            <text:p>0</text:p>
          </table:table-cell>
          <table:table-cell table:formula="of:=IF([.O22]=0;[.P21]+2+1/[.$K$4];[.P21]+1/[.$K$4])" office:value-type="float" office:value="14" calcext:value-type="float">
            <text:p>14</text:p>
          </table:table-cell>
          <table:table-cell table:formula="of:=SUM([.$M$2];FLOOR([.P22]))" office:value-type="date" office:date-value="2019-10-21T18:00:00" calcext:value-type="date">
            <text:p>2019-10-21 18:00:00</text:p>
          </table:table-cell>
          <table:table-cell/>
          <table:table-cell table:formula="of:=NETWORKDAYS([.$V$2];[.V22])" office:value-type="float" office:value="9" calcext:value-type="float">
            <text:p>9</text:p>
          </table:table-cell>
          <table:table-cell/>
          <table:table-cell table:formula="of:=[.U21]+ 1/[.$K$4]" office:value-type="float" office:value="10" calcext:value-type="float">
            <text:p>10</text:p>
          </table:table-cell>
          <table:table-cell table:formula="of:=SUM([.$M$2];FLOOR([.U22]))" office:value-type="date" office:date-value="2019-10-17T18:00:00" calcext:value-type="date">
            <text:p>2019-10-17 18:00:00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ariancia</text:p>
          </table:table-cell>
          <table:table-cell table:style-name="ce2" office:value-type="string" calcext:value-type="string">
            <text:p>00:15:00</text:p>
          </table:table-cell>
          <table:table-cell/>
          <table:table-cell table:formula="of:=IF([.F22]&gt;=4;0;[.F21]+ 1/1)" office:value-type="float" office:value="6.33333333333333" calcext:value-type="float">
            <text:p>6,33333333333333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11:00 até 16:00</text:p>
          </table:table-cell>
          <table:table-cell table:style-name="Default" office:value-type="string" calcext:value-type="string">
            <text:p>20:00 ate 22:30</text:p>
          </table:table-cell>
          <table:table-cell table:style-name="Default" office:value-type="string" calcext:value-type="string">
            <text:p>30c</text:p>
          </table:table-cell>
          <table:table-cell/>
          <table:table-cell table:formula="of:=IF(WEEKDAY([.M22]; 2) &lt; 6;[.L22]+1/[.$K$4];[.L22]+2+ 1/[.$K$4])" office:value-type="float" office:value="14.5" calcext:value-type="float">
            <text:p>14,5</text:p>
          </table:table-cell>
          <table:table-cell table:formula="of:=SUM([.$M$2];FLOOR([.L23]))" office:value-type="date" office:date-value="2019-10-21T18:00:00" calcext:value-type="date">
            <text:p>2019-10-21 18:00:00</text:p>
          </table:table-cell>
          <table:table-cell/>
          <table:table-cell table:formula="of:=MOD([.O22]+1/[.$K$4];5)" office:value-type="float" office:value="0.5" calcext:value-type="float">
            <text:p>0,5</text:p>
          </table:table-cell>
          <table:table-cell table:formula="of:=IF([.O23]=0;[.P22]+2+1/[.$K$4];[.P22]+1/[.$K$4])" office:value-type="float" office:value="14.5" calcext:value-type="float">
            <text:p>14,5</text:p>
          </table:table-cell>
          <table:table-cell table:formula="of:=SUM([.$M$2];FLOOR([.P23]))" office:value-type="date" office:date-value="2019-10-21T18:00:00" calcext:value-type="date">
            <text:p>2019-10-21 18:00:00</text:p>
          </table:table-cell>
          <table:table-cell/>
          <table:table-cell table:formula="of:=NETWORKDAYS([.$V$2];[.V23])" office:value-type="float" office:value="9" calcext:value-type="float">
            <text:p>9</text:p>
          </table:table-cell>
          <table:table-cell/>
          <table:table-cell table:formula="of:=[.U22]+ 1/[.$K$4]" office:value-type="float" office:value="10.5" calcext:value-type="float">
            <text:p>10,5</text:p>
          </table:table-cell>
          <table:table-cell table:formula="of:=SUM([.$M$2];FLOOR([.U23]))" office:value-type="date" office:date-value="2019-10-17T18:00:00" calcext:value-type="date">
            <text:p>2019-10-17 18:00:00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inventar uns 5 perfis</text:p>
          </table:table-cell>
          <table:table-cell table:style-name="Default"/>
          <table:table-cell table:number-columns-repeated="2"/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7:00 ate 9:30</text:p>
          </table:table-cell>
          <table:table-cell table:style-name="Default" office:value-type="string" calcext:value-type="string">
            <text:p>13:00 ate 15:40</text:p>
          </table:table-cell>
          <table:table-cell table:style-name="Default" office:value-type="string" calcext:value-type="string">
            <text:p>18:00 ate 20:50</text:p>
          </table:table-cell>
          <table:table-cell office:value-type="string" calcext:value-type="string">
            <text:p>60c</text:p>
          </table:table-cell>
          <table:table-cell table:formula="of:=IF(WEEKDAY([.M23]; 2) &lt; 6;[.L23]+1/[.$K$4];[.L23]+2+ 1/[.$K$4])" office:value-type="float" office:value="15" calcext:value-type="float">
            <text:p>15</text:p>
          </table:table-cell>
          <table:table-cell table:formula="of:=SUM([.$M$2];FLOOR([.L24]))" office:value-type="date" office:date-value="2019-10-22T18:00:00" calcext:value-type="date">
            <text:p>2019-10-22 18:00:00</text:p>
          </table:table-cell>
          <table:table-cell/>
          <table:table-cell table:formula="of:=MOD([.O23]+1/[.$K$4];5)" office:value-type="float" office:value="1" calcext:value-type="float">
            <text:p>1</text:p>
          </table:table-cell>
          <table:table-cell table:formula="of:=IF([.O24]=0;[.P23]+2+1/[.$K$4];[.P23]+1/[.$K$4])" office:value-type="float" office:value="15" calcext:value-type="float">
            <text:p>15</text:p>
          </table:table-cell>
          <table:table-cell table:formula="of:=SUM([.$M$2];FLOOR([.P24]))" office:value-type="date" office:date-value="2019-10-22T18:00:00" calcext:value-type="date">
            <text:p>2019-10-22 18:00:00</text:p>
          </table:table-cell>
          <table:table-cell/>
          <table:table-cell table:formula="of:=NETWORKDAYS([.$V$2];[.V24])" office:value-type="float" office:value="10" calcext:value-type="float">
            <text:p>10</text:p>
          </table:table-cell>
          <table:table-cell/>
          <table:table-cell table:formula="of:=[.U23]+ 1/[.$K$4]" office:value-type="float" office:value="11" calcext:value-type="float">
            <text:p>11</text:p>
          </table:table-cell>
          <table:table-cell table:formula="of:=SUM([.$M$2];FLOOR([.U24]))" office:value-type="date" office:date-value="2019-10-18T18:00:00" calcext:value-type="date">
            <text:p>2019-10-18 18:00:00</text:p>
          </table:table-cell>
          <table:table-cell/>
        </table:table-row>
        <table:table-row table:style-name="ro1">
          <table:table-cell table:style-name="Default" office:value-type="string" calcext:value-type="string">
            <text:p>Ate 264</text:p>
          </table:table-cell>
          <table:table-cell table:style-name="Default"/>
          <table:table-cell table:style-name="Default" office:value-type="string" calcext:value-type="string">
            <text:p>todos os dias a msm rotina</text:p>
          </table:table-cell>
          <table:table-cell table:style-name="Default"/>
          <table:table-cell table:number-columns-repeated="2"/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17:00 ate 2:00</text:p>
          </table:table-cell>
          <table:table-cell table:style-name="Default" office:value-type="string" calcext:value-type="string">
            <text:p>20c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formula="of:=NETWORKDAYS([.$V$2];[.V25])" office:value-type="float" office:value="10" calcext:value-type="float">
            <text:p>10</text:p>
          </table:table-cell>
          <table:table-cell/>
          <table:table-cell table:formula="of:=[.U24]+ 1/[.$K$4]" office:value-type="float" office:value="11.5" calcext:value-type="float">
            <text:p>11,5</text:p>
          </table:table-cell>
          <table:table-cell table:formula="of:=SUM([.$M$2];FLOOR([.U25]))" office:value-type="date" office:date-value="2019-10-18T18:00:00" calcext:value-type="date">
            <text:p>2019-10-18 18:00:00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formula="of:=NETWORKDAYS([.$V$2];[.V26])" office:value-type="float" office:value="10" calcext:value-type="float">
            <text:p>10</text:p>
          </table:table-cell>
          <table:table-cell/>
          <table:table-cell table:formula="of:=[.U25]+ 1/[.$K$4]" office:value-type="float" office:value="12" calcext:value-type="float">
            <text:p>12</text:p>
          </table:table-cell>
          <table:table-cell table:formula="of:=SUM([.$M$2];FLOOR([.U26]))" office:value-type="date" office:date-value="2019-10-19T18:00:00" calcext:value-type="date">
            <text:p>2019-10-19 18:00:00</text:p>
          </table:table-cell>
          <table:table-cell/>
        </table:table-row>
        <table:table-row table:style-name="ro1">
          <table:table-cell table:style-name="Default" table:formula="of:=264*150" office:value-type="float" office:value="39600" calcext:value-type="float">
            <text:p>39600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alterar as tags de 1 a 3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formula="of:=NETWORKDAYS([.$V$2];[.V27])" office:value-type="float" office:value="10" calcext:value-type="float">
            <text:p>10</text:p>
          </table:table-cell>
          <table:table-cell/>
          <table:table-cell table:formula="of:=[.U26]+ 1/[.$K$4]" office:value-type="float" office:value="12.5" calcext:value-type="float">
            <text:p>12,5</text:p>
          </table:table-cell>
          <table:table-cell table:formula="of:=SUM([.$M$2];FLOOR([.U27]))" office:value-type="date" office:date-value="2019-10-19T18:00:00" calcext:value-type="date">
            <text:p>2019-10-19 18:00:00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formula="of:=NETWORKDAYS([.$V$2];[.V28])" office:value-type="float" office:value="10" calcext:value-type="float">
            <text:p>10</text:p>
          </table:table-cell>
          <table:table-cell/>
          <table:table-cell table:formula="of:=[.U27]+ 1/[.$K$4]" office:value-type="float" office:value="13" calcext:value-type="float">
            <text:p>13</text:p>
          </table:table-cell>
          <table:table-cell table:formula="of:=SUM([.$M$2];FLOOR([.U28]))" office:value-type="date" office:date-value="2019-10-20T18:00:00" calcext:value-type="date">
            <text:p>2019-10-20 18:00:00</text:p>
          </table:table-cell>
          <table:table-cell/>
        </table:table-row>
        <table:table-row table:style-name="ro1">
          <table:table-cell table:style-name="Default" office:value-type="string" calcext:value-type="string">
            <text:p>perf/,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formula="of:=NETWORKDAYS([.$V$2];[.V29])" office:value-type="float" office:value="10" calcext:value-type="float">
            <text:p>10</text:p>
          </table:table-cell>
          <table:table-cell/>
          <table:table-cell table:formula="of:=[.U28]+ 1/[.$K$4]" office:value-type="float" office:value="13.5" calcext:value-type="float">
            <text:p>13,5</text:p>
          </table:table-cell>
          <table:table-cell table:formula="of:=SUM([.$M$2];FLOOR([.U29]))" office:value-type="date" office:date-value="2019-10-20T18:00:00" calcext:value-type="date">
            <text:p>2019-10-20 18:00:00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-10 in</text:p>
          </table:table-cell>
          <table:table-cell table:style-name="Default" office:value-type="string" calcext:value-type="string">
            <text:p>10-12 out</text:p>
          </table:table-cell>
          <table:table-cell table:style-name="Default" office:value-type="string" calcext:value-type="string">
            <text:p>12-15 in</text:p>
          </table:table-cell>
          <table:table-cell office:value-type="string" calcext:value-type="string">
            <text:p>15-23 out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formula="of:=NETWORKDAYS([.$V$2];[.V30])" office:value-type="float" office:value="11" calcext:value-type="float">
            <text:p>11</text:p>
          </table:table-cell>
          <table:table-cell/>
          <table:table-cell table:formula="of:=[.U29]+ 1/[.$K$4]" office:value-type="float" office:value="14" calcext:value-type="float">
            <text:p>14</text:p>
          </table:table-cell>
          <table:table-cell table:formula="of:=SUM([.$M$2];FLOOR([.U30]))" office:value-type="date" office:date-value="2019-10-21T18:00:00" calcext:value-type="date">
            <text:p>2019-10-21 18:00:00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0-1030 in</text:p>
          </table:table-cell>
          <table:table-cell table:style-name="Default" office:value-type="string" calcext:value-type="string">
            <text:p>1030-2350 out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formula="of:=NETWORKDAYS([.$V$2];[.V31])" office:value-type="float" office:value="11" calcext:value-type="float">
            <text:p>11</text:p>
          </table:table-cell>
          <table:table-cell/>
          <table:table-cell table:formula="of:=[.U30]+ 1/[.$K$4]" office:value-type="float" office:value="14.5" calcext:value-type="float">
            <text:p>14,5</text:p>
          </table:table-cell>
          <table:table-cell table:formula="of:=SUM([.$M$2];FLOOR([.U31]))" office:value-type="date" office:date-value="2019-10-21T18:00:00" calcext:value-type="date">
            <text:p>2019-10-21 18:00:00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0-14 in</text:p>
          </table:table-cell>
          <table:table-cell table:style-name="Default" office:value-type="string" calcext:value-type="string">
            <text:p>14-18 out</text:p>
          </table:table-cell>
          <table:table-cell table:style-name="Default" office:value-type="string" calcext:value-type="string">
            <text:p>18-21 in</text:p>
          </table:table-cell>
          <table:table-cell office:value-type="string" calcext:value-type="string">
            <text:p>21-2350 out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0-8 in</text:p>
          </table:table-cell>
          <table:table-cell table:style-name="Default" office:value-type="string" calcext:value-type="string">
            <text:p>8-11 out</text:p>
          </table:table-cell>
          <table:table-cell table:style-name="Default" office:value-type="string" calcext:value-type="string">
            <text:p>11-14 in</text:p>
          </table:table-cell>
          <table:table-cell office:value-type="string" calcext:value-type="string">
            <text:p>1430-17 out</text:p>
          </table:table-cell>
          <table:table-cell office:value-type="string" calcext:value-type="string">
            <text:p>17-1930 in</text:p>
          </table:table-cell>
          <table:table-cell table:style-name="Default" office:value-type="string" calcext:value-type="string">
            <text:p>1930-2350 out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8-2350 in</text:p>
          </table:table-cell>
          <table:table-cell table:style-name="Default" office:value-type="string" calcext:value-type="string">
            <text:p>0-8 out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8:01:20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3T18:16:16.167000000</dc:date>
    <meta:editing-duration>PT2H54M17S</meta:editing-duration>
    <meta:editing-cycles>21</meta:editing-cycles>
    <meta:generator>LibreOffice/6.0.1.1$Windows_X86_64 LibreOffice_project/60bfb1526849283ce2491346ed2aa51c465abfe6</meta:generator>
    <meta:document-statistic meta:table-count="1" meta:cell-count="409" meta:object-count="0"/>
  </office:meta>
</office:document-meta>
</file>